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b91" officeooo:paragraph-rsid="0014ab91"/>
    </style:style>
    <style:style style:name="P2" style:family="paragraph" style:parent-style-name="Standard" style:list-style-name="L1">
      <style:text-properties officeooo:rsid="001520cd" officeooo:paragraph-rsid="001520cd"/>
    </style:style>
    <style:style style:name="P3" style:family="paragraph" style:parent-style-name="Standard">
      <style:text-properties officeooo:rsid="001520cd" officeooo:paragraph-rsid="001520cd"/>
    </style:style>
    <style:style style:name="P4" style:family="paragraph" style:parent-style-name="Standard" style:list-style-name="L1">
      <style:text-properties officeooo:rsid="00192b3a" officeooo:paragraph-rsid="00192b3a"/>
    </style:style>
    <style:style style:name="P5" style:family="paragraph" style:parent-style-name="Standard">
      <style:text-properties officeooo:rsid="001ba186" officeooo:paragraph-rsid="001ba186"/>
    </style:style>
    <style:style style:name="T1" style:family="text">
      <style:text-properties officeooo:rsid="00154c80"/>
    </style:style>
    <style:style style:name="T2" style:family="text">
      <style:text-properties officeooo:rsid="001cd1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 section:</text:p>
      <text:p text:style-name="P3">1. Manage interview questions:</text:p>
      <text:list xml:id="list2055963936" text:style-name="L1">
        <text:list-item>
          <text:p text:style-name="P2">Add question</text:p>
        </text:list-item>
        <text:list-item>
          <text:p text:style-name="P2">delete question</text:p>
        </text:list-item>
        <text:list-item>
          <text:p text:style-name="P2">edit question</text:p>
        </text:list-item>
        <text:list-item>
          <text:p text:style-name="P4">fix duration for each question and total time</text:p>
        </text:list-item>
      </text:list>
      <text:p text:style-name="P3">2. <text:span text:style-name="T1">View Current question paper</text:span></text:p>
      <text:p text:style-name="P3">* <text:span text:style-name="T2">choose section</text:span></text:p>
      <text:p text:style-name="P3"/>
      <text:p text:style-name="P3"/>
      <text:p text:style-name="P3"/>
      <text:p text:style-name="P5">3. sample test</text:p>
      <text:p text:style-name="P5">4. section1</text:p>
      <text:p text:style-name="P5">* ques 1 of 10 – marks of question – negetive mark</text:p>
      <text:p text:style-name="P5">*flag for review</text:p>
      <text:p text:style-name="P5"/>
      <text:p text:style-name="P5"/>
      <text:p text:style-name="P5">leftside : question : rightside : 4 option</text:p>
      <text:p text:style-name="P5">next question butt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8:11:05.606894564</meta:creation-date>
    <dc:date>2019-08-07T19:23:18.429538019</dc:date>
    <meta:editing-duration>PT1H12M13S</meta:editing-duration>
    <meta:editing-cycles>6</meta:editing-cycles>
    <meta:generator>LibreOffice/5.4.6.2$Linux_X86_64 LibreOffice_project/40m0$Build-2</meta:generator>
    <meta:document-statistic meta:table-count="0" meta:image-count="0" meta:object-count="0" meta:page-count="1" meta:paragraph-count="14" meta:word-count="61" meta:character-count="332" meta:non-whitespace-character-count="287"/>
  </office:meta>
</office:document-meta>
</file>